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8b0c8" officeooo:paragraph-rsid="0008b0c8"/>
    </style:style>
    <style:style style:name="P2" style:family="paragraph" style:parent-style-name="Standard">
      <style:text-properties officeooo:rsid="000af34f" officeooo:paragraph-rsid="000af34f"/>
    </style:style>
    <style:style style:name="P3" style:family="paragraph" style:parent-style-name="Standard">
      <style:text-properties officeooo:rsid="000b652e" officeooo:paragraph-rsid="000b652e"/>
    </style:style>
    <style:style style:name="P4" style:family="paragraph" style:parent-style-name="Standard">
      <style:text-properties officeooo:rsid="000e26a4" officeooo:paragraph-rsid="000e26a4"/>
    </style:style>
    <style:style style:name="P5" style:family="paragraph" style:parent-style-name="Standard">
      <style:text-properties officeooo:rsid="000f4ee9" officeooo:paragraph-rsid="000f4ee9"/>
    </style:style>
    <style:style style:name="P6" style:family="paragraph" style:parent-style-name="Standard">
      <style:text-properties officeooo:rsid="00103260" officeooo:paragraph-rsid="00103260"/>
    </style:style>
    <style:style style:name="P7" style:family="paragraph" style:parent-style-name="Standard">
      <style:text-properties officeooo:rsid="0011b93c" officeooo:paragraph-rsid="0011b93c"/>
    </style:style>
    <style:style style:name="T1" style:family="text">
      <style:text-properties officeooo:rsid="000d2bd7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officeooo:rsid="0010963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Entraînement à la manipulation de Dash et Plotly pour le développement d'une application cartographique <text:span text:style-name="T1">avec Folium</text:span></text:p>
      <text:p text:style-name="P1"/>
      <text:h text:style-name="Heading_20_1" text:outline-level="1">Objectifs :</text:h>
      <text:p text:style-name="P1">- produire une application cartographique type SIG ;</text:p>
      <text:p text:style-name="P1">- il faut au minimum un graphique, un liste déroulante et une carte qui intéragissent entre eux ;</text:p>
      <text:p text:style-name="P1"/>
      <text:h text:style-name="Heading_20_1" text:outline-level="1">Les données</text:h>
      <text:p text:style-name="P2">- communes de GPSEA ;</text:p>
      <text:p text:style-name="P2">- IRIS de GPSEA ;</text:p>
      <text:p text:style-name="P2">- revenus médians dans les IRIS de GPSEA en 2015 et 2019, avec calcul du taux de variation entre les deux dates.</text:p>
      <text:p text:style-name="P2"/>
      <text:h text:style-name="Heading_20_1" text:outline-level="1">Les items de l'application</text:h>
      <text:h text:style-name="Heading_20_2" text:outline-level="2">Le <text:span text:style-name="T2">barplot</text:span> des revenus</text:h>
      <text:p text:style-name="P4">Les fonctions souhaitées :</text:p>
      <text:p text:style-name="P4">- comparer deux ou plusieurs communes pour une période donnée.</text:p>
      <text:p text:style-name="P4">- Changer de période temporelle.</text:p>
      <text:p text:style-name="P4"/>
      <text:h text:style-name="Heading_20_1" text:outline-level="1">La carte interactive</text:h>
      <text:p text:style-name="P4">Les fonctions souhaitées :</text:p>
      <text:p text:style-name="P4">- mise à jour en fonction de la sélection issue des fonctions du barplot.</text:p>
      <text:p text:style-name="P5">- Revenus médian en 2019 et taux de variation entre 2015 et 2019 (cercle proportionnel choropleth).</text:p>
      <text:p text:style-name="P6">- Ecart à la moyenne <text:span text:style-name="T3">communale </text:span>des revenus 2019 et 2015.</text:p>
      <text:p text:style-name="P2"/>
      <text:h text:style-name="Heading_20_1" text:outline-level="1">Sources</text:h>
      <text:p text:style-name="P3"><text:a xlink:type="simple" xlink:href="https://medium.com/analytics-vidhya/valueerror-lengths-must-match-to-compare-when-adding-more-than-2-options-in-dropdown-3b4e0a5c77d4" text:style-name="Internet_20_link" text:visited-style-name="Visited_20_Internet_20_Link">Comment utiliser une liste déroulante à choix multiple dans Dash</text:a>.</text:p>
      <text:p text:style-name="P7"><text:a xlink:type="simple" xlink:href="https://community.plotly.com/t/dash-app-with-multiple-inputs-dropdowns/65585/5" text:style-name="Internet_20_link" text:visited-style-name="Visited_20_Internet_20_Link">Mutiplier les Inputs dans un dcc.Dropdown (liste déroulante)</text:a>.</text:p>
      <text:p text:style-name="P7"><text:a xlink:type="simple" xlink:href="https://leafletjs.com/reference.html#path-option" text:style-name="Internet_20_link" text:visited-style-name="Visited_20_Internet_20_Link">Les clés possibles pour le dictionnaire issu d'un style_function pour Folium</text:a>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4-19T19:04:53.329000000</dc:date>
    <meta:editing-duration>PT22H20M11S</meta:editing-duration>
    <meta:editing-cycles>10</meta:editing-cycles>
    <meta:generator>LibreOffice/7.3.2.2$Windows_x86 LibreOffice_project/49f2b1bff42cfccbd8f788c8dc32c1c309559be0</meta:generator>
    <meta:document-statistic meta:table-count="0" meta:image-count="0" meta:object-count="0" meta:page-count="1" meta:paragraph-count="22" meta:word-count="183" meta:character-count="1088" meta:non-whitespace-character-count="927"/>
  </office:meta>
</office:document-meta>
</file>